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54.12mm"/>
    </style:style>
    <style:style style:name="co4" style:family="table-column">
      <style:table-column-properties fo:break-before="auto" style:column-width="68.44mm"/>
    </style:style>
    <style:style style:name="co5" style:family="table-column">
      <style:table-column-properties fo:break-before="auto" style:column-width="50.18mm"/>
    </style:style>
    <style:style style:name="co6" style:family="table-column">
      <style:table-column-properties fo:break-before="auto" style:column-width="93.22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11mm"/>
    </style:style>
    <style:style style:name="ro1" style:family="table-row">
      <style:table-row-properties style:row-height="5.5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16.32mm" fo:break-before="auto" style:use-optimal-row-height="false"/>
    </style:style>
    <style:style style:name="ro7" style:family="table-row">
      <style:table-row-properties style:row-height="25.52mm" fo:break-before="auto" style:use-optimal-row-height="false"/>
    </style:style>
    <style:style style:name="ro8" style:family="table-row">
      <style:table-row-properties style:row-height="17.62mm" fo:break-before="auto" style:use-optimal-row-height="tru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ＭＳ ゴシック" style:font-name-asian="ＭＳ ゴシック"/>
    </style:style>
    <style:style style:name="ce4" style:family="table-cell" style:parent-style-name="Default">
      <style:table-cell-properties fo:background-color="#fff685" style:text-align-source="fix" style:repeat-content="false" fo:border="0.06pt solid #000000" style:vertical-align="top"/>
      <style:paragraph-properties fo:text-align="start" fo:margin-left="0mm"/>
      <style:text-properties style:font-name="ＭＳ ゴシック" style:font-name-asian="ＭＳ ゴシック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ＭＳ ゴシック" style:font-name-asian="ＭＳ ゴシック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fo:background-color="#fff685" style:text-align-source="fix" style:repeat-content="false" fo:border="0.06pt solid #000000" style:vertical-align="top"/>
      <style:paragraph-properties fo:text-align="start" fo:margin-left="0mm"/>
      <style:text-properties style:font-name="ＭＳ ゴシック" style:font-name-asian="ＭＳ ゴシック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ＭＳ ゴシック" style:font-name-asian="ＭＳ ゴシック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ＭＳ ゴシック" style:font-name-asian="ＭＳ ゴシック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8" table:number-columns-repeated="1013" table:default-cell-style-name="ce9"/>
        <table:table-row table:style-name="ro1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1970-1979</text:p>
          </table:table-cell>
          <table:table-cell table:style-name="ce10" office:value-type="string" calcext:value-type="string">
            <text:p>1980-1985</text:p>
          </table:table-cell>
          <table:table-cell table:style-name="ce10" office:value-type="string" calcext:value-type="string">
            <text:p>1986-1988</text:p>
          </table:table-cell>
          <table:table-cell table:style-name="ce10" office:value-type="string" calcext:value-type="string">
            <text:p>1989-1991</text:p>
          </table:table-cell>
          <table:table-cell table:style-name="ce10" office:value-type="string" calcext:value-type="string">
            <text:p>1992-1994</text:p>
          </table:table-cell>
          <table:table-cell table:style-name="ce10" office:value-type="string" calcext:value-type="string">
            <text:p>1995-1997</text:p>
          </table:table-cell>
          <table:table-cell table:style-name="ce10" office:value-type="string" calcext:value-type="string">
            <text:p>1998-2000</text:p>
          </table:table-cell>
          <table:table-cell table:style-name="ce10" office:value-type="float" office:value="-2001" calcext:value-type="float">
            <text:p>-2001</text:p>
          </table:table-cell>
          <table:table-cell table:style-name="ce12" table:number-columns-repeated="1013"/>
        </table:table-row>
        <table:table-row table:style-name="ro3">
          <table:table-cell/>
          <table:table-cell table:style-name="ce11" office:value-type="string" calcext:value-type="string">
            <text:p>バーニングプロダクション</text:p>
          </table:table-cell>
          <table:table-cell table:style-name="ce11" office:value-type="string" calcext:value-type="string">
            <text:p>小泉 今日子(1966年2月4日)</text:p>
          </table:table-cell>
          <table:table-cell table:style-name="ce11" office:value-type="string" calcext:value-type="string">
            <text:p>稲森 いずみ(1972年3月19日) /</text:p>
            <text:p>内田 有紀(1975年11月16日)</text:p>
          </table:table-cell>
          <table:table-cell table:number-columns-repeated="7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3">
          <table:table-cell/>
          <table:table-cell table:style-name="ce11" office:value-type="string" calcext:value-type="string">
            <text:p>ビッグアップル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中山 美穂(1970年3月1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島崎 遥香(1994年3月30日)</text:p>
            <text:p>(AKB48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3">
          <table:table-cell/>
          <table:table-cell table:style-name="ce11" office:value-type="string" calcext:value-type="string">
            <text:p>サムディ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藤原 紀香(1971年6月28日)(「バーニング」から移籍)</text:p>
          </table:table-cell>
          <table:table-cell table:style-name="ce11" office:value-type="string" calcext:value-type="string">
            <text:p>加藤 あい(1982年12月12日)</text:p>
          </table:table-cell>
          <table:table-cell table:style-name="ce11" office:value-type="string" calcext:value-type="string">
            <text:p>篠田 麻里子(1986年3月11日)</text:p>
            <text:p>(AKB48)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4">
          <table:table-cell/>
          <table:table-cell table:style-name="ce11" office:value-type="string" calcext:value-type="string">
            <text:p><text:a xlink:href="http://grick.jp/" xlink:type="simple">グリック</text:a>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string" calcext:value-type="string">
            <text:p>鈴木 ちなみ(1989年9月26日) /</text:p>
            <text:p>松井 玲奈(1991年7月27日)</text:p>
            <text:p>(SKE48) /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松田 るか(1995年10月30日) /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2">
          <table:table-cell/>
          <table:table-cell table:style-name="ce11" office:value-type="string" calcext:value-type="string">
            <text:p><text:a xlink:href="http://evergreen-e.com/" xlink:type="simple">Ever Green Entertainment</text:a>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string" calcext:value-type="string">
            <text:p>岡本 玲(1991年6月18日)</text:p>
          </table:table-cell>
          <table:table-cell table:style-name="ce11" office:value-type="string" calcext:value-type="string">
            <text:p>柳 ゆり菜(1994年4月19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2">
          <table:table-cell/>
          <table:table-cell table:style-name="ce11" office:value-type="string" calcext:value-type="string">
            <text:p><text:a xlink:href="http://www.from1-pro.jp/talent/" xlink:type="simple">フロム・ファーストプロダクション</text:a></text:p>
          </table:table-cell>
          <table:table-cell table:style-name="ce11" office:value-type="string" calcext:value-type="string">
            <text:p>石野 真子(1961年1月31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佐藤 寛子(1985年2月17日)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4">
          <table:table-cell/>
          <table:table-cell table:style-name="ce11" office:value-type="string" calcext:value-type="string">
            <text:p><text:a xlink:href="http://www.rising-pro.jp/" xlink:type="simple">ライジングプロダクション</text:a></text:p>
          </table:table-cell>
          <table:table-cell table:style-name="ce11" office:value-type="string" calcext:value-type="string">
            <text:p>荻野目 洋子(1968年12月10日)</text:p>
          </table:table-cell>
          <table:table-cell table:style-name="ce11" office:value-type="string" calcext:value-type="string">
            <text:p>観月 ありさ(1976年12月5日)</text:p>
            <text:p>国仲 涼子(1979年6月9日)</text:p>
            <text:p>(「ぱれっと」から移籍)</text:p>
          </table:table-cell>
          <table:table-cell table:style-name="ce11" office:value-type="string" calcext:value-type="string">
            <text:p>知念 里奈(1981年2月9日)</text:p>
          </table:table-cell>
          <table:table-cell table:style-name="ce11" office:value-type="string" calcext:value-type="string">
            <text:p>比嘉 愛未(1986年6月14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西内 まりや(1993年12月24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池間 夏海(2002年7月10日)</text:p>
            <text:p>(「カラーズ」業務提携)</text:p>
          </table:table-cell>
          <table:table-cell table:style-name="ce12" table:number-columns-repeated="1013"/>
        </table:table-row>
        <table:table-row table:style-name="ro5">
          <table:table-cell/>
          <table:table-cell table:style-name="ce11" office:value-type="string" calcext:value-type="string">
            <text:p><text:a xlink:href="http://www.horipro.co.jp/talent-sort/" xlink:type="simple">ホリプロ</text:a>(ホリプロスカウトキャラバングランプリ)</text:p>
          </table:table-cell>
          <table:table-cell table:style-name="ce11" office:value-type="string" calcext:value-type="string">
            <text:p>榊原 郁恵(1959年5月8日)(初代GP) /</text:p>
            <text:p>井森 美幸(1968年10月26日)(1984年GP)</text:p>
          </table:table-cell>
          <table:table-cell table:style-name="ce11" office:value-type="string" calcext:value-type="string">
            <text:p>佐藤 仁美(1979年10月10日)(1995年GP)</text:p>
          </table:table-cell>
          <table:table-cell table:style-name="ce11" office:value-type="string" calcext:value-type="string">
            <text:p>深田 恭子(1982年11月2日)(1996年GP)</text:p>
          </table:table-cell>
          <table:table-cell table:style-name="ce11" office:value-type="string" calcext:value-type="string">
            <text:p>石原 さとみ(1986年12月24日)(2002年GP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石橋 杏奈(1992年7月12日)(2006年GP) /</text:p>
            <text:p>足立 梨花(1992年10月16日)(2007年GP) /</text:p>
            <text:p>佐藤 美希(1993年6月26日)(2013年GP)</text:p>
            <text:p>小島 瑠璃子(1993年12月23日)(2009年GP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3">
          <table:table-cell/>
          <table:table-cell table:style-name="ce11" office:value-type="string" calcext:value-type="string">
            <text:p><text:a xlink:href="http://www.horipro.co.jp/talent-sort/" xlink:type="simple">ホリプロ</text:a></text:p>
          </table:table-cell>
          <table:table-cell table:style-name="ce11" office:value-type="string" calcext:value-type="string">
            <text:p>宮崎 美子(1958年12月11日)</text:p>
            <text:p>伊藤 かずえ(1966年12月7日)</text:p>
          </table:table-cell>
          <table:table-cell table:style-name="ce11" office:value-type="string" calcext:value-type="string">
            <text:p>鈴木 砂羽(1972年9月20日)</text:p>
          </table:table-cell>
          <table:table-cell table:style-name="ce11" office:value-type="string" calcext:value-type="string">
            <text:p>優香(1980年6月27日) /</text:p>
            <text:p>綾瀬 はるか(1985年3月24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高畑 充希(1991年12月14日) /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美山 加恋(1996年12月12日)(「Tプロジェクト」から移籍)</text:p>
          </table:table-cell>
          <table:table-cell table:style-name="ce11" office:value-type="string" calcext:value-type="string">
            <text:p>荻野 由佳(1999年2月16日)</text:p>
            <text:p>(NGT48)</text:p>
          </table:table-cell>
          <table:table-cell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3">
          <table:table-cell/>
          <table:table-cell table:style-name="ce11" office:value-type="string" calcext:value-type="string">
            <text:p><text:a xlink:href="http://www.horiagency.co.jp/talent/" xlink:type="simple">ホリエージェンシー</text:a>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string" calcext:value-type="string">
            <text:p>谷村 美月(1990年6月18日) /</text:p>
            <text:p>波瑠(1991年6月17日)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5">
          <table:table-cell/>
          <table:table-cell table:style-name="ce11" office:value-type="string" calcext:value-type="string">
            <text:p><text:a xlink:href="http://www.sunmusic.org/talent/female/" xlink:type="simple">サンミュージック</text:a></text:p>
          </table:table-cell>
          <table:table-cell table:style-name="ce11" office:value-type="string" calcext:value-type="string">
            <text:p>松田 聖子(1962年3月10日)</text:p>
            <text:p>(元所属) /</text:p>
            <text:p>早見 優(1966年9月2日)</text:p>
            <text:p>(元所属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安達 祐実(1981年9月14日)</text:p>
            <text:p>ベッキー(1984年3月6日)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watanabepro.co.jp/artist/200/" xlink:type="simple">ワタナベエンターテインメント</text:a></text:p>
          </table:table-cell>
          <table:table-cell table:style-name="ce11" office:value-type="string" calcext:value-type="string">
            <text:p>中尾 ミエ(1946年6月6日) /</text:p>
            <text:p>(スパーク三人娘)</text:p>
            <text:p>小柳 ルミ子(1952年7月2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中川 翔子(1985年5月5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柏木 由紀(1991年7月15日)</text:p>
            <text:p>(AKB48)</text:p>
            <text:p>大家 志津香(1991年12月28日)</text:p>
            <text:p>(AKB48)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topcoat.co.jp/artist/" xlink:type="simple">トップコート</text:a>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杏(1986年4月14日)</text:p>
            <text:p>佐々木 希(1988年2月8日)</text:p>
          </table:table-cell>
          <table:table-cell table:style-name="ce11" office:value-type="string" calcext:value-type="string">
            <text:p>趣里(1990年9月21日)</text:p>
          </table:table-cell>
          <table:table-cell table:style-name="ce11" office:value-type="string" calcext:value-type="string">
            <text:p>水上 京香(1995年12月3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tanabe-agency.co.jp/#talent" xlink:type="simple">田辺エージェンシー</text:a></text:p>
          </table:table-cell>
          <table:table-cell table:style-name="ce11" office:value-type="string" calcext:value-type="string">
            <text:p>由紀 さおり(1948年11月13日)(安田音楽事務所所属)</text:p>
          </table:table-cell>
          <table:table-cell table:style-name="ce11" office:value-type="string" calcext:value-type="string">
            <text:p>永作 博美(1970年10月14日)</text:p>
          </table:table-cell>
          <table:table-cell table:number-columns-repeated="7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artist.amuse.co.jp/artist/actress.html" xlink:type="simple">アミューズ</text:a></text:p>
          </table:table-cell>
          <table:table-cell table:style-name="ce11" office:value-type="string" calcext:value-type="string">
            <text:p>松下 由樹(1968年7月9日) /</text:p>
            <text:p>富田 靖子(1969年2月27日) /</text:p>
          </table:table-cell>
          <table:table-cell table:style-name="ce11" office:value-type="string" calcext:value-type="string">
            <text:p>板谷 由夏(1975年6月22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上野 樹里(1986年5月25日)</text:p>
            <text:p>吉高 由里子(1988年7月22日)</text:p>
            <text:p>ホラン 千秋(1988年9月28日)</text:p>
          </table:table-cell>
          <table:table-cell table:style-name="ce11" office:value-type="string" calcext:value-type="string">
            <text:p>仲 里依紗(1989年10月18日) /</text:p>
            <text:p>石田 ニコル(1990年5月29日)</text:p>
          </table:table-cell>
          <table:table-cell table:style-name="ce11" office:value-type="string" calcext:value-type="string">
            <text:p>阿部 純子(1993年5月7日)</text:p>
          </table:table-cell>
          <table:table-cell table:style-name="ce11" office:value-type="string" calcext:value-type="string">
            <text:p>三吉 彩花(1996年6月18日)</text:p>
            <text:p>(元さくら学院)</text:p>
            <text:p>松井 愛莉(1996年12月26日)</text:p>
            <text:p>(元さくら学院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清原 果耶(2002年1月30日 )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s://www.stardust.co.jp/search/index.php?type=1&amp;sex=2" xlink:type="simple">スターダストプロモーション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中谷 美紀(1976年1月12日)</text:p>
            <text:p>(2015年まで所属：桜っ子クラブ)</text:p>
          </table:table-cell>
          <table:table-cell table:style-name="ce11" office:value-type="string" calcext:value-type="string">
            <text:p>竹内 結子(1980年4月1日)</text:p>
            <text:p>柴咲 コウ(1981年8月5日)</text:p>
          </table:table-cell>
          <table:table-cell table:style-name="ce11" office:value-type="string" calcext:value-type="string">
            <text:p>北川 景子(1986年8月22日) /</text:p>
            <text:p>高梨 臨(1988年12月17日)</text:p>
          </table:table-cell>
          <table:table-cell table:style-name="ce11" office:value-type="string" calcext:value-type="string">
            <text:p>大政 絢(1991年2月4日) /</text:p>
            <text:p>瀧本 美織(1991年10月16日)</text:p>
          </table:table-cell>
          <table:table-cell table:style-name="ce11" office:value-type="string" calcext:value-type="string">
            <text:p>本田 翼(1992年6月27日) /</text:p>
            <text:p>滝沢 カレン(1992年5月13日) /</text:p>
            <text:p>百田 夏菜子(1994年7月12日)</text:p>
            <text:p>(もも色クローバー)</text:p>
          </table:table-cell>
          <table:table-cell table:style-name="ce11" office:value-type="string" calcext:value-type="string">
            <text:p>中村 ゆりか(1997年3月4日)</text:p>
          </table:table-cell>
          <table:table-cell table:style-name="ce11" office:value-type="string" calcext:value-type="string">
            <text:p>葵 わかな(1998年6月30日)</text:p>
            <text:p>(乙女新党) /</text:p>
            <text:p>永野 芽郁(1999年9月24日)</text:p>
          </table:table-cell>
          <table:table-cell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ogipro.com/talentlist/" xlink:type="simple">プロダクション尾木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工藤 静香(1970年4月14日)</text:p>
            <text:p>(1995年まで所属)</text:p>
            <text:p>仲間 由紀恵(1979年10月30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小嶋 陽菜(1988年4月19日)</text:p>
            <text:p>(AKB48)</text:p>
          </table:table-cell>
          <table:table-cell table:style-name="ce11" office:value-type="string" calcext:value-type="string">
            <text:p>高橋 みなみ(1991年4月8日)</text:p>
            <text:p>(AKB48)</text:p>
            <text:p>横山 ルリカ(1991年9月27日)</text:p>
            <text:p>(アイドリング！！！)</text:p>
          </table:table-cell>
          <table:table-cell table:style-name="ce11" office:value-type="string" calcext:value-type="string">
            <text:p>峯岸 みなみ(1992年11月15日)</text:p>
            <text:p>(AKB48)</text:p>
            <text:p>市川 美織(1994年2月12日)</text:p>
            <text:p>(AKB48/NMB48)</text:p>
            <text:p>渡辺 麻友(1994年3月26日)</text:p>
            <text:p>(AKB48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ken-on.co.jp/actresses" xlink:type="simple">研音</text:a></text:p>
          </table:table-cell>
          <table:table-cell table:style-name="ce11" office:value-type="string" calcext:value-type="string">
            <text:p>財前 直見(1966年1月10日) /</text:p>
            <text:p>天海 祐希(1967年8月8日) /</text:p>
            <text:p>仙道 敦子(1969年9月28日)</text:p>
          </table:table-cell>
          <table:table-cell table:style-name="ce11" office:value-type="string" calcext:value-type="string">
            <text:p>高田 万由子(1971年1月5日)) /</text:p>
            <text:p>菅野 美穂(1977年8月22日)</text:p>
            <text:p>(2006年4月にタニ・プロモーションから移籍：桜っ子クラブ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榮倉 奈々(1988年2月12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川口 春奈(1995年2月10日)</text:p>
          </table:table-cell>
          <table:table-cell table:style-name="ce11" office:value-type="string" calcext:value-type="string">
            <text:p>矢作 穂香(1997年3月7日) /</text:p>
            <text:p>杉咲 花(1997年10月2日)</text:p>
          </table:table-cell>
          <table:table-cell table:style-name="ce11" office:value-type="string" calcext:value-type="string">
            <text:p>福原 遥(1998年8月28日)</text:p>
          </table:table-cell>
          <table:table-cell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incent.jp/" xlink:type="simple">INCENT</text:a>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string" calcext:value-type="string">
            <text:p>山本 美月(1991年7月18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桜井 日奈子(1997年4月2日)/</text:p>
            <text:p>山本 舞香(1997年10月13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kdash.jp/kdash/profile" xlink:type="simple">ケイダッシュ</text:a></text:p>
          </table:table-cell>
          <table:table-cell table:style-name="ce11" office:value-type="string" calcext:value-type="string">
            <text:p>南野 陽子(1967年6月23日)</text:p>
          </table:table-cell>
          <table:table-cell table:number-columns-repeated="8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oursongs-creative.jp/" xlink:type="simple">アワーソングスクリエイティブ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山田 優(1984年7月5日) /</text:p>
            <text:p>中村 知世(1986年9月11日)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s://pearl-tokyo.jp/" xlink:type="simple">パール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蛯原 友里(1979年10月3日)</text:p>
            <text:p>(2018/04/07に事務所独立発表) /</text:p>
          </table:table-cell>
          <table:table-cell table:number-columns-repeated="7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peach-inc.jp/" xlink:type="simple">ピーチ</text:a></text:p>
          </table:table-cell>
          <table:table-cell table:number-columns-repeated="7" table:style-name="ce11" office:value-type="string" calcext:value-type="string">
            <text:p>-</text:p>
          </table:table-cell>
          <table:table-cell table:style-name="ce11" office:value-type="string" calcext:value-type="string">
            <text:p>平 祐奈(1998年11月12日)</text:p>
          </table:table-cell>
          <table:table-cell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oscarpro.co.jp/#/profile/actress" xlink:type="simple">オスカー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米倉 涼子(1975年8月1日)</text:p>
          </table:table-cell>
          <table:table-cell table:style-name="ce11" office:value-type="string" calcext:value-type="string">
            <text:p>森 泉(1982年10月18日 ) /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武井 咲(1993年12月25日)</text:p>
            <text:p>久住 小春(1992年7月15日)</text:p>
            <text:p>(元モーニング娘。)</text:p>
          </table:table-cell>
          <table:table-cell table:style-name="ce11" office:value-type="string" calcext:value-type="string">
            <text:p>小芝 風花(1997年4月16日) /</text:p>
          </table:table-cell>
          <table:table-cell table:style-name="ce11" office:value-type="string" calcext:value-type="string">
            <text:p>岡田 結実(2000年4月15日)</text:p>
          </table:table-cell>
          <table:table-cell table:style-name="ce11" office:value-type="string" calcext:value-type="string">
            <text:p>高橋 ひかる(2001年9月22日) /</text:p>
            <text:p>本田 望結(2004年6月1日)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s://www.toho-ent.co.jp/actress/" xlink:type="simple">東宝芸能</text:a></text:p>
          </table:table-cell>
          <table:table-cell table:style-name="ce11" office:value-type="string" calcext:value-type="string">
            <text:p>沢口 靖子(1965年6月11日) /</text:p>
            <text:p>斉藤 由貴(1966年9月10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長澤 まさみ(1987年6月3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上白石 萌音(1998年1月27日) /</text:p>
            <text:p>浜辺 美波(2000年8月29日)</text:p>
          </table:table-cell>
          <table:table-cell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box-corporation.com/#bottom-contents" xlink:type="simple">ボックスコーポレーション</text:a></text:p>
          </table:table-cell>
          <table:table-cell table:style-name="ce11" office:value-type="string" calcext:value-type="string">
            <text:p>石田 ゆり子、石田 ひかり</text:p>
          </table:table-cell>
          <table:table-cell table:style-name="ce11" office:value-type="string" calcext:value-type="string">
            <text:p>坂下 千里子(1976年4月19日) /</text:p>
            <text:p>小沢 真珠(1977年1月3日) /</text:p>
            <text:p>一色 紗英(1977年4月29日) /</text:p>
            <text:p>中山 エミリ(1978年10月8日)</text:p>
          </table:table-cell>
          <table:table-cell table:style-name="ce11" office:value-type="string" calcext:value-type="string">
            <text:p>相武 紗季(1985年6月20日)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s://www.centforce.com/profile.html" xlink:type="simple">cent. Force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川田 裕美(1983年6月22日)</text:p>
          </table:table-cell>
          <table:table-cell table:style-name="ce11" office:value-type="string" calcext:value-type="string">
            <text:p>新井 恵理那(1989年12月22日)</text:p>
          </table:table-cell>
          <table:table-cell table:style-name="ce11" office:value-type="string" calcext:value-type="string">
            <text:p>柴田 阿弥(1993年4月1日)</text:p>
            <text:p>(SKE48)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flamme.co.jp/" xlink:type="simple">FLaMme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広末 涼子(1980年7月18日) /</text:p>
            <text:p>山口 紗弥加(1980年2月14日)</text:p>
          </table:table-cell>
          <table:table-cell table:style-name="ce11" office:value-type="string" calcext:value-type="string">
            <text:p>戸田 恵梨香(1988年8月17日)</text:p>
          </table:table-cell>
          <table:table-cell table:style-name="ce11" office:value-type="string" calcext:value-type="string">
            <text:p>有村 架純(1993年2月13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松本 穂香(1997年2月5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sma.co.jp/artist/search/rs/all/2" xlink:type="simple">ソニー・ミュージックアーティスツ</text:a>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倉科 カナ(1987年12月23日)</text:p>
          </table:table-cell>
          <table:table-cell table:style-name="ce11" office:value-type="string" calcext:value-type="string">
            <text:p>武田 梨奈(1991年6月15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土屋 太鳳(1995年2月3日) /</text:p>
            <text:p>橋本 愛(1996年1月12日) /</text:p>
            <text:p>黒島 結菜(1997年3月15日) /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s://avex-management.jp/artists" xlink:type="simple">エイベックス・マネジメント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小雪(1976年12月18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高柳 明音(1991年11月29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飯豊 まりえ(1998年1月5日)</text:p>
          </table:table-cell>
          <table:table-cell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tencarat.co.jp/actress/" xlink:type="simple">テンカラット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田中 麗奈(1980年5月22日)</text:p>
          </table:table-cell>
          <table:table-cell table:style-name="ce11" office:value-type="string" calcext:value-type="string">
            <text:p>香里奈(1984年2月21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深川 麻衣(1991年3月29日) /</text:p>
            <text:p>石川 恋(1993年7月18日) /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中条 あやみ(1997年2月4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web-foster.com/pc/artists.php" xlink:type="simple">フォスター(FOSTER Management)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瀬戸 朝香(1976年12月12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鈴木 杏(1987年4月27日)</text:p>
          </table:table-cell>
          <table:table-cell table:style-name="ce11" office:value-type="string" calcext:value-type="string">
            <text:p>北乃 きい(1991年3月15日)</text:p>
          </table:table-cell>
          <table:table-cell table:style-name="ce11" office:value-type="string" calcext:value-type="string">
            <text:p>広瀬 アリス(1994年12月11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広瀬 すず(1998年6月19日) /</text:p>
            <text:p>伊原 六花(1999年6月2日) /</text:p>
          </table:table-cell>
          <table:table-cell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sweetpower.jp/sweetpower/" xlink:type="simple">スイートパワー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内山 理名(1981年11月7日)</text:p>
          </table:table-cell>
          <table:table-cell table:style-name="ce11" office:value-type="string" calcext:value-type="string">
            <text:p>黒木 メイサ(1988年5月28日)</text:p>
            <text:p>堀北 真希(1988年10月6日) /</text:p>
            <text:p>桐谷 美玲(1989年12月16日)</text:p>
          </table:table-cell>
          <table:table-cell table:style-name="ce11" office:value-type="string" calcext:value-type="string">
            <text:p>桜庭 ななみ(1992年10月17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高月 彩良(1997年8月10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松風 理咲(2001年1月17日)</text:p>
          </table:table-cell>
          <table:table-cell table:style-name="ce12" table:number-columns-repeated="1013"/>
        </table:table-row>
        <table:table-row table:style-name="ro7">
          <table:table-cell/>
          <table:table-cell table:style-name="ce11" office:value-type="string" calcext:value-type="string">
            <text:p><text:a xlink:href="https://www.lespros.co.jp/talent/artists/" xlink:type="simple">レプロエンタテインメント</text:a></text:p>
          </table:table-cell>
          <table:table-cell table:style-name="ce11" office:value-type="string" calcext:value-type="string">
            <text:p>羽田 美智子(1968年9月24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真木 よう子(1982年10月15日)</text:p>
            <text:p>(2018年9月25日提携契約) /</text:p>
          </table:table-cell>
          <table:table-cell table:style-name="ce11" office:value-type="string" calcext:value-type="string">
            <text:p>新垣 結衣(1988年6月11日)</text:p>
          </table:table-cell>
          <table:table-cell table:style-name="ce11" office:value-type="string" calcext:value-type="string">
            <text:p>内田 理央(1991年9月27日)</text:p>
          </table:table-cell>
          <table:table-cell table:style-name="ce11" office:value-type="string" calcext:value-type="string">
            <text:p>川島 海荷(1994年3月3日)</text:p>
            <text:p>(9nine) /</text:p>
            <text:p>清水 富美加(1994年12月2日)</text:p>
            <text:p>(2017年まで)</text:p>
          </table:table-cell>
          <table:table-cell table:style-name="ce11" office:value-type="string" calcext:value-type="string">
            <text:p>傳谷 英里香(1995年11月2日)</text:p>
            <text:p>(ベイビーレイズ) /</text:p>
            <text:p>古畑 星夏(1996年7月8日)</text:p>
            <text:p>井口 綾子(1997年03月24日)</text:p>
            <text:p>(2018年3月1日移籍) /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alpha-agency.com/artist/" xlink:type="simple">アルファエージェンシー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和久井 映見(1970年12月8日)</text:p>
          </table:table-cell>
          <table:table-cell table:style-name="ce11" office:value-type="string" calcext:value-type="string">
            <text:p>前田 亜季(1985年7月11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伊藤 沙莉(1994年5月4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hirata-office.jp/talent_profile/talent_profile_03.html" xlink:type="simple">ヒラタオフィス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工藤 夕貴(1971年1月17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小松 未可子(1988年11月11日)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hirata-office.jp/comment/20180511.html" xlink:type="simple">ヒラタインターナショナル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宮崎 あおい(1985年11月30日)</text:p>
          </table:table-cell>
          <table:table-cell table:style-name="ce11" office:value-type="string" calcext:value-type="string">
            <text:p>多部 未華子(1989年1月25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松岡 茉優(1995年2月16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itoh-c.com/profile/" xlink:type="simple">イトーカンパニー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ともさかりえ(1979年10月12日)</text:p>
          </table:table-cell>
          <table:table-cell table:style-name="ce11" office:value-type="string" calcext:value-type="string">
            <text:p>蒼井 優(1985年8月17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相楽 樹(1995年3月4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humanite.co.jp/" xlink:type="simple">ユマニテ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満島 ひかり(1985年11月30日)</text:p>
            <text:p>(2018/3/1に事務所独立発表) /</text:p>
            <text:p>安藤 サクラ(1986年2月18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門脇 麦(1992年8月10日)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tristone.co.jp/actors/index.html" xlink:type="simple">トライストーン・エンタテイメント</text:a>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木村 文乃(1987年10月19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木﨑 ゆりあ(1996年2月11日)</text:p>
            <text:p>(SKE48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siscompany.com/" xlink:type="simple">シス・カンパニー</text:a></text:p>
          </table:table-cell>
          <table:table-cell table:style-name="ce11" office:value-type="string" calcext:value-type="string">
            <text:p>鷲尾 真知子(1949年6月2日) /</text:p>
            <text:p>峯村 リエ(1964年3月24日)</text:p>
          </table:table-cell>
          <table:table-cell table:number-columns-repeated="8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knockoutinc.net/artists/" xlink:type="simple">ノックアウト</text:a></text:p>
          </table:table-cell>
          <table:table-cell table:style-name="ce11" office:value-type="string" calcext:value-type="string">
            <text:p>美保 純(1960年8月4日) /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佐藤 江梨子(1981年12月19日)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japanmusic.jp/cat2/" xlink:type="simple">ジャパン・ミュージックエンターテインメント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篠原 涼子(1973年8月13日)</text:p>
            <text:p>(元TPD)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string" calcext:value-type="string">
            <text:p>芳根 京子(1997年2月28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ateam-japan.com/" xlink:type="simple">A-Team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高岡 早紀(1972年12月3日)</text:p>
          </table:table-cell>
          <table:table-cell table:style-name="ce11" office:value-type="string" calcext:value-type="string">
            <text:p>松本 まりか(1984年9月12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吉岡 里帆(1993年1月15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suns.fm/" xlink:type="simple">サンズエンタテインメント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雛形あきこ(1978年1月27日)</text:p>
          </table:table-cell>
          <table:table-cell table:number-columns-repeated="7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talent.platinumproduction.jp/" xlink:type="simple">プラチナムプロダクション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小倉 優子(1983年11月1日)</text:p>
            <text:p>(アヴィラから移籍) /</text:p>
            <text:p>若槻 千夏(1984年5月28日)</text:p>
          </table:table-cell>
          <table:table-cell table:style-name="ce11" office:value-type="string" calcext:value-type="string">
            <text:p>菜々緒(1988年10月28日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トリンドル 玲奈(1992年1月23日)</text:p>
          </table:table-cell>
          <table:table-cell table:style-name="ce11" office:value-type="string" calcext:value-type="string">
            <text:p>佐久間 由衣(1995年3月10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fit-fan.co.jp/artist-category/talent/" xlink:type="simple">FITONE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壇蜜(1980年12月3日)</text:p>
            <text:p>(エクセルヒューマンエイジェンシーから移籍) /</text:p>
            <text:p>加藤沙耶香(1985年8月09日)</text:p>
            <text:p>(アイドリング！！！)</text:p>
          </table:table-cell>
          <table:table-cell table:style-name="ce11" office:value-type="string" calcext:value-type="string">
            <text:p>吉木りさ(1987年7月27日)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s://irving.co.jp/talents/" xlink:type="simple">アービング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橋本 マナミ(1984年8月8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奈緒(1995年2月10日)</text:p>
            <text:p>松井珠理奈(1997年3月8日)</text:p>
            <text:p>(SKE48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avilla.jp/" xlink:type="simple">アヴィラ</text:a>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重盛 さと美(1988年9月4日)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www.pyramid.tokyo/" xlink:type="simple">アーティストハウスピラミッド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鈴木 紗理奈(1977年7月13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岡田 紗佳(1994年2月19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<text:a xlink:href="http://asiapro.co.jp/occupation/model_actress/" xlink:type="simple">エイジアプロモーション</text:a>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office:value-type="string" calcext:value-type="string">
            <text:p>益若つばさ(1985年10月13日)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2">
          <table:table-cell/>
          <table:table-cell table:style-name="ce11" office:value-type="string" calcext:value-type="string">
            <text:p><text:a xlink:href="http://libera-japan.com/" xlink:type="simple">LIBERA</text:a>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string" calcext:value-type="string">
            <text:p>ローラ(1990年3月30日)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2">
          <table:table-cell/>
          <table:table-cell table:style-name="ce11" office:value-type="string" calcext:value-type="string">
            <text:p><text:a xlink:href="http://www.discovery-n.co.jp/" xlink:type="simple">ディスカバリー・ネクスト</text:a></text:p>
          </table:table-cell>
          <table:table-cell table:number-columns-repeated="7" table:style-name="ce11" office:value-type="string" calcext:value-type="string">
            <text:p>-</text:p>
          </table:table-cell>
          <table:table-cell table:style-name="ce11" office:value-type="string" calcext:value-type="string">
            <text:p>橋本 環奈(1999年2月3日)</text:p>
          </table:table-cell>
          <table:table-cell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2">
          <table:table-cell/>
          <table:table-cell table:style-name="ce11" office:value-type="string" calcext:value-type="string">
            <text:p><text:a xlink:href="http://vithmic.co.jp/talent/" xlink:type="simple">Vithmic</text:a>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1" office:value-type="string" calcext:value-type="string">
            <text:p>武田 玲奈(1997年7月27日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5">
          <table:table-cell/>
          <table:table-cell table:style-name="ce11" office:value-type="string" calcext:value-type="string">
            <text:p><text:a xlink:href="http://www.ohtapro.co.jp/talent/" xlink:type="simple">太田プロダクション</text:a>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大島 優子(1988年10月17日)</text:p>
            <text:p>(AKB48)</text:p>
          </table:table-cell>
          <table:table-cell table:style-name="ce11" office:value-type="string" calcext:value-type="string">
            <text:p>前田 敦子(1991年7月10日)</text:p>
            <text:p>(AKB48) /</text:p>
          </table:table-cell>
          <table:table-cell table:style-name="ce11" office:value-type="string" calcext:value-type="string">
            <text:p>指原 莉乃(1992年11月21日)</text:p>
            <text:p>(HKT48) / 横山 由依(1992年12月8日)</text:p>
            <text:p>(AKB48)</text:p>
          </table:table-cell>
          <table:table-cell table:style-name="ce11" office:value-type="string" calcext:value-type="string">
            <text:p>入山 杏奈(1995年12月3日)</text:p>
            <text:p>(AKB48)</text:p>
            <text:p>中井 りか(1997年8月23日)</text:p>
            <text:p>(NGT48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3">
          <table:table-cell/>
          <table:table-cell table:style-name="ce11" office:value-type="string" calcext:value-type="string">
            <text:p><text:a xlink:href="https://profile.yoshimoto.co.jp/" xlink:type="simple">吉本興業</text:a>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友近</text:p>
            <text:p>(1973年8月2日)</text:p>
          </table:table-cell>
          <table:table-cell table:number-columns-repeated="7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3">
          <table:table-cell/>
          <table:table-cell table:style-name="ce11" office:value-type="string" calcext:value-type="string">
            <text:p><text:a xlink:href="http://www.nogizaka46.com/about/" xlink:type="simple">乃木坂46合同会社(乃木坂46LLC)</text:a>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1" office:value-type="string" calcext:value-type="string">
            <text:p>白石 麻衣(1992年8月20日) /</text:p>
            <text:p>高山 一実(1994年2月8日) /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4">
          <table:table-cell/>
          <table:table-cell table:style-name="ce11" office:value-type="string" calcext:value-type="string">
            <text:p>アップフロント</text:p>
          </table:table-cell>
          <table:table-cell table:style-name="ce11" office:value-type="string" calcext:value-type="string">
            <text:p>森高 千里(1969年4月11日)</text:p>
          </table:table-cell>
          <table:table-cell table:style-name="ce11" office:value-type="string" calcext:value-type="string">
            <text:p>相田 翔子(1970年2月23日)</text:p>
          </table:table-cell>
          <table:table-cell table:style-name="ce11" office:value-type="string" calcext:value-type="string">
            <text:p>矢口 真里(1983年1月20日)</text:p>
          </table:table-cell>
          <table:table-cell table:style-name="ce11" office:value-type="string" calcext:value-type="string">
            <text:p>高橋 愛(1986年9月14日)</text:p>
            <text:p>松浦 亜弥(1986年6月25日)</text:p>
            <text:p>辻 希美(1987年6月17日)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工藤 遥(1999年10月27日)</text:p>
          </table:table-cell>
          <table:table-cell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3">
          <table:table-cell/>
          <table:table-cell table:style-name="ce11" office:value-type="string" calcext:value-type="string">
            <text:p>ジェイピィールーム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加藤 紀子(1973年1月30日)</text:p>
            <text:p>(桜っ子クラブ)</text:p>
          </table:table-cell>
          <table:table-cell table:style-name="ce11" office:value-type="string" calcext:value-type="string">
            <text:p>藤本 美貴(1985年2月26日)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11" office:value-type="string" calcext:value-type="string">
            <text:p>ジャストプロ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string" calcext:value-type="string">
            <text:p>真野 恵里菜(1991年4月11日)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2" table:number-columns-repeated="1013"/>
        </table:table-row>
        <table:table-row table:style-name="ro8">
          <table:table-cell/>
          <table:table-cell table:style-name="ce11" office:value-type="string" calcext:value-type="string">
            <text:p>その他</text:p>
          </table:table-cell>
          <table:table-cell table:style-name="ce11" office:value-type="string" calcext:value-type="string">
            <text:p>原田 知世(1967年11月28日)</text:p>
            <text:p>(個人事務所)</text:p>
            <text:p>薬師丸 ひろ子</text:p>
            <text:p>(1964年6月9日)</text:p>
            <text:p>(個人事務所)</text:p>
          </table:table-cell>
          <table:table-cell table:style-name="ce11" office:value-type="string" calcext:value-type="string">
            <text:p>吉田 羊(年齢非公開：2月3日)</text:p>
            <text:p>(ORANKU（おらんく）)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string" calcext:value-type="string">
            <text:p>今田 美桜(1997年3月5日)</text:p>
            <text:p>(株式会社コンテンツ 3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芦田 愛菜(2004年6月23日)</text:p>
            <text:p>(ジョビィキッズプロダクション</text:p>
          </table:table-cell>
          <table:table-cell table:style-name="ce12" table:number-columns-repeated="1013"/>
        </table:table-row>
        <table:table-row table:style-name="ro6" table:number-rows-repeated="104851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1">
        <table:table-column table:style-name="co8" table:number-columns-repeated="2" table:default-cell-style-name="Default"/>
        <table:table-column table:style-name="co9" table:default-cell-style-name="Default"/>
        <table:table-row table:style-name="ro2" table:number-rows-repeated="9"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小泉 今日子(1966年2月4日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00/00/00</text:date>, <text:time style:data-style-name="N2" text:time-value="11:53:43.3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21T17:03:43.862000000</dc:date>
    <meta:editing-duration>PT10M45S</meta:editing-duration>
    <meta:editing-cycles>11</meta:editing-cycles>
    <meta:document-statistic meta:table-count="2" meta:cell-count="620" meta:object-count="0"/>
  </office:meta>
</office:document-meta>
</file>